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3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730625cm"/>
    </style:style>
    <style:style style:name="co2" style:family="table-column">
      <style:table-column-properties fo:break-before="auto" style:column-width="1.87854166666667cm"/>
    </style:style>
    <style:style style:name="co3" style:family="table-column">
      <style:table-column-properties fo:break-before="auto" style:column-width="1.56104166666667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2.06375cm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Site</text:p>
          </table:table-cell>
          <table:table-cell office:value-type="string" table:number-columns-spanned="2" table:number-rows-spanned="1" table:style-name="ce4">
            <text:p>Home</text:p>
          </table:table-cell>
          <table:covered-table-cell/>
          <table:table-cell office:value-type="string" table:number-columns-spanned="3" table:number-rows-spanned="1" table:style-name="ce4">
            <text:p>Article view</text:p>
          </table:table-cell>
          <table:covered-table-cell table:number-columns-repeated="2"/>
          <table:table-cell table:number-columns-repeated="16378" table:style-name="ce2"/>
        </table:table-row>
        <table:table-row table:style-name="ro1">
          <table:table-cell table:style-name="ce2"/>
          <table:table-cell office:value-type="string" table:style-name="ce3">
            <text:p>Title</text:p>
          </table:table-cell>
          <table:table-cell office:value-type="string" table:style-name="ce3">
            <text:p>Excerpt</text:p>
          </table:table-cell>
          <table:table-cell office:value-type="string" table:style-name="ce3">
            <text:p>Title</text:p>
          </table:table-cell>
          <table:table-cell office:value-type="string" table:style-name="ce3">
            <text:p>Introduction</text:p>
          </table:table-cell>
          <table:table-cell office:value-type="string" table:style-name="ce3">
            <text:p>Content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1">
            <text:p>lemonde.fr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iberation.fr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epoint.fr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late.com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ytimes.com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lmundo.e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ired.com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tionalgeographic.com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verge.com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stechnica.com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astcompany.com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shingtonpost.com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heguardian.com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elegraph.co.uk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ilymail.co.uk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andard.co.uk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eit.de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ueddeutsche.de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table:style-name="ce1"/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az.net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elt.de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rriere.it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pubblica.it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stampa.it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lpais.com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c.e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lha.uol.com.br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stadao.com.br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ematin.ch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heures.ch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etemps.ch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ans</text:p>
          </table:table-cell>
          <table:table-cell office:value-type="string" table:style-name="ce1">
            <text:p>Seri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ans</text:p>
          </table:table-cell>
          <table:table-cell office:value-type="percentage" office:value="0.46666666666666667" table:formula="of:=COUNTIF([.B3:.B32]; &quot;Sans&quot;)/30" table:style-name="ce5">
            <text:p>47%</text:p>
          </table:table-cell>
          <table:table-cell office:value-type="percentage" office:value="0.5" table:formula="of:=COUNTIF([.C3:.C32]; &quot;Sans&quot;)/30" table:style-name="ce5">
            <text:p>50%</text:p>
          </table:table-cell>
          <table:table-cell office:value-type="percentage" office:value="0.4" table:formula="of:=COUNTIF([.D3:.D32]; &quot;Sans&quot;)/30" table:style-name="ce5">
            <text:p>40%</text:p>
          </table:table-cell>
          <table:table-cell office:value-type="percentage" office:value="0.5" table:formula="of:=COUNTIF([.E3:.E32]; &quot;Sans&quot;)/30" table:style-name="ce5">
            <text:p>50%</text:p>
          </table:table-cell>
          <table:table-cell office:value-type="percentage" office:value="0.26666666666666666" table:formula="of:=COUNTIF([.F3:.F32]; &quot;Sans&quot;)/30" table:style-name="ce5">
            <text:p>27%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erif</text:p>
          </table:table-cell>
          <table:table-cell office:value-type="percentage" office:value="0.53333333333333333" table:formula="of:=COUNTIF([.B3:.B32]; &quot;Serif&quot;)/30" table:style-name="ce5">
            <text:p>53%</text:p>
          </table:table-cell>
          <table:table-cell office:value-type="percentage" office:value="0.2" table:formula="of:=COUNTIF([.C3:.C32]; &quot;Serif&quot;)/30" table:style-name="ce5">
            <text:p>20%</text:p>
          </table:table-cell>
          <table:table-cell office:value-type="percentage" office:value="0.6" table:formula="of:=COUNTIF([.D3:.D32]; &quot;Serif&quot;)/30" table:style-name="ce5">
            <text:p>60%</text:p>
          </table:table-cell>
          <table:table-cell office:value-type="percentage" office:value="0.4" table:formula="of:=COUNTIF([.E3:.E32]; &quot;Serif&quot;)/30" table:style-name="ce5">
            <text:p>40%</text:p>
          </table:table-cell>
          <table:table-cell office:value-type="percentage" office:value="0.7" table:formula="of:=COUNTIF([.F3:.F32]; &quot;Serif&quot;)/30" table:style-name="ce5">
            <text:p>70%</text:p>
          </table:table-cell>
          <table:table-cell table:number-columns-repeated="16378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09</meta:generator>
    <meta:initial-creator>Microsoft Office User</meta:initial-creator>
    <dc:creator>Microsoft Office User</dc:creator>
    <meta:creation-date>2019-06-27T18:49:35Z</meta:creation-date>
    <dc:date>2019-06-27T19:44:23Z</dc:date>
  </office:meta>
</office:document-meta>
</file>